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8355" officeooo:paragraph-rsid="001e8355"/>
    </style:style>
    <style:style style:name="P2" style:family="paragraph" style:parent-style-name="Standard" style:list-style-name="L5">
      <style:text-properties officeooo:rsid="001e8355" officeooo:paragraph-rsid="0020077b"/>
    </style:style>
    <style:style style:name="P3" style:family="paragraph" style:parent-style-name="Standard" style:list-style-name="L9">
      <style:text-properties officeooo:paragraph-rsid="001e8355"/>
    </style:style>
    <style:style style:name="P4" style:family="paragraph" style:parent-style-name="Standard" style:list-style-name="L5">
      <style:text-properties officeooo:rsid="0020077b" officeooo:paragraph-rsid="0020077b"/>
    </style:style>
    <style:style style:name="P5" style:family="paragraph" style:parent-style-name="Standard">
      <style:text-properties officeooo:rsid="0020077b" officeooo:paragraph-rsid="0020077b"/>
    </style:style>
    <style:style style:name="P6" style:family="paragraph" style:parent-style-name="Standard" style:list-style-name="L11">
      <style:text-properties officeooo:rsid="0020077b" officeooo:paragraph-rsid="0020077b"/>
    </style:style>
    <style:style style:name="P7" style:family="paragraph" style:parent-style-name="Standard" style:list-style-name="L12">
      <style:text-properties officeooo:rsid="0020077b" officeooo:paragraph-rsid="0020077b"/>
    </style:style>
    <style:style style:name="P8" style:family="paragraph" style:parent-style-name="Standard">
      <style:text-properties officeooo:paragraph-rsid="0020077b"/>
    </style:style>
    <style:style style:name="P9" style:family="paragraph" style:parent-style-name="Standard" style:list-style-name="L12">
      <style:text-properties officeooo:paragraph-rsid="0020077b"/>
    </style:style>
    <style:style style:name="T1" style:family="text">
      <style:text-properties officeooo:rsid="001e8355"/>
    </style:style>
    <style:style style:name="T2" style:family="text">
      <style:text-properties officeooo:rsid="0020077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terature Survery for OCR:</text:p>
      <text:p text:style-name="P1"/>
      <text:p text:style-name="P1"/>
      <text:list xml:id="list350468256199094749" text:style-name="L9">
        <text:list-item>
          <text:p text:style-name="P3"><text:span text:style-name="T1">Dynamic Planar Warping for Optical Character Recognition <text:line-break/>Authors: E. Levin -AT&amp;T Bell Labs., Murray Hill, NJ, USA</text:span></text:p>
        </text:list-item>
      </text:list>
      <text:p text:style-name="P1"><text:tab/> <text:s text:c="14"/>R. Pieraccini - AT&amp;T Bell Labs., Murray Hill, NJ, USA</text:p>
      <text:p text:style-name="P1"/>
      <text:p text:style-name="P1">The authors extend the dynamic time warping (DTW) algorithm, widely used in automatic speech recognition (ASR), to a dynamic plane warping (DPW) algorithm, for application in the field of optical character recognition (OCR) or similar applications. Although direct application of the optimality principle reduced the computational complexity somewhat, the DPW (or image alignment) problem is exponential in the dimensions of the image. It is shown that by applying constraints to the image alignment problem, e.g., limiting the class of possible distortions, one can reduce the computational complexity dramatically, and find the optimal solution to the constrained problem in linear time. A statistical model, the planar hidden Markov model (PHMM), describing statistical properties of images is proposed. </text:p>
      <text:p text:style-name="P1"/>
      <text:list xml:id="list2742054119755874728" text:style-name="L5">
        <text:list-item>
          <text:p text:style-name="P2">Detecting and Reading text in Natural Scenes <text:line-break/>Authors: <text:span text:style-name="T2">Xiangrong Chen and Alan L. Yuille <text:s/><text:line-break/>Departments of Statistics , Psychology <text:s/>,</text:span></text:p>
          <text:p text:style-name="P4">University of California, Los Angeles, Los Angeles, CA 90095</text:p>
          <text:p text:style-name="P4"/>
        </text:list-item>
      </text:list>
      <text:p text:style-name="P5">This paper presents an algorithm for detecting and reading text in city scenes. This text includes stereotypical forms — such as street signs, hospital signs, and bus numbers — as well as more variable forms such as shop signs, house numbers, and billboards.</text:p>
      <text:p text:style-name="P5"/>
      <text:list xml:id="list6786245344770687760" text:style-name="L11">
        <text:list-item>
          <text:p text:style-name="P6">An Overview of the Tesseract OCR Engine <text:line-break/>Authors: Ray Smith <text:line-break/> Google Inc </text:p>
        </text:list-item>
      </text:list>
      <text:p text:style-name="P5">Tesseract is an open-source OCR engine that was developed at HP.</text:p>
      <text:p text:style-name="P8"><text:span text:style-name="T2">Tesseract began gained momentum as a possible software and/or hardware add-on for HP's line of flatbed scanners. Motivation was provided by the fact that the commercial OCR engines of the day were in their infancy, and failed miserably on anything but the best quality print. </text:span>Tesseract was probably the first OCR engine able to handle white-on-black text so trivially. </text:p>
      <text:p text:style-name="P8"/>
      <text:list xml:id="list148240567175309874" text:style-name="L12">
        <text:list-item>
          <text:p text:style-name="P9"><text:span text:style-name="T2">Automatic Number Plate Recognition System for Vehicle Identification Using Optical Character Recognition</text:span></text:p>
          <text:p text:style-name="P7">Authors: <text:s/>Muhammad Tahir Qadri and Muhammad Asif</text:p>
          <text:p text:style-name="P7">Dept. of Electron. Eng., Sir Syed Univ. of Eng. &amp; Technol., Karachi, Pakistan</text:p>
        </text:list-item>
      </text:list>
      <text:p text:style-name="P5"/>
      <text:p text:style-name="P8">Automatic Number Plate Recognition (ANPR) is an image processing technology which uses number (license) plate to identify the vehicle. The objective is to design an efficient automatic authorized vehicle identification system by using the vehicle number plate. The system is implemented on the entrance for security control of a highly restricted area like military zones or area around top government offices e.g. Parliament, Supreme Court etc. The developed system first detects the vehicle and then captures the vehicle image. Vehicle number plate region is extracted using the image segmentation in an image. Optical character recognition technique is used for the character recognition. </text:p>
      <text:p text:style-name="P8"/>
      <text:p text:style-name="P8"/>
      <text:p text:style-name="P8"/>
      <text:p text:style-name="P8"/>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1:03:39.538558137</meta:creation-date>
    <dc:date>2018-02-08T11:24:53.262246374</dc:date>
    <meta:editing-duration>PT10M43S</meta:editing-duration>
    <meta:editing-cycles>1</meta:editing-cycles>
    <meta:document-statistic meta:table-count="0" meta:image-count="0" meta:object-count="0" meta:page-count="2" meta:paragraph-count="15" meta:word-count="441" meta:character-count="2902" meta:non-whitespace-character-count="2452"/>
    <meta:generator>LibreOffice/5.1.6.2$Linux_X86_64 LibreOffice_project/10m0$Build-2</meta:generator>
  </office:meta>
</office:document-meta>
</file>